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EF000000F2AB56C085AF04CE4B.png" manifest:media-type="image/png"/>
  <manifest:file-entry manifest:full-path="Pictures/10000201000000A3000001651B4B7B6DDABDE9A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cm" svg:stroke-color="#666666" draw:marker-start-width="0.245cm" draw:marker-end-width="0.245cm" draw:fill-color="#ebf7f7" draw:textarea-horizontal-align="justify" draw:textarea-vertical-align="middle" draw:auto-grow-height="false" fo:min-height="6.32cm" fo:min-width="33.67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666666" draw:marker-start-width="0.245cm" draw:marker-end-width="0.245cm" draw:fill-color="#ebf7f7" draw:textarea-horizontal-align="justify" draw:textarea-vertical-align="middle" draw:auto-grow-height="false" fo:min-height="8.52cm" fo:min-width="33.67cm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666666" draw:marker-start-width="0.245cm" draw:marker-end-width="0.245cm" draw:fill-color="#c1cdc1" draw:textarea-horizontal-align="justify" draw:textarea-vertical-align="middle" draw:auto-grow-height="false" fo:min-height="3.32cm" fo:min-width="1.07cm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666666" draw:marker-start-width="0.245cm" draw:marker-end-width="0.245cm" draw:fill-color="#698b69" draw:textarea-horizontal-align="justify" draw:textarea-vertical-align="middle" draw:auto-grow-height="false" fo:min-height="0.32cm" fo:min-width="9.87cm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666666" draw:marker-start-width="0.245cm" draw:marker-end-width="0.245cm" draw:fill-color="#8fbc8f" draw:textarea-horizontal-align="left" draw:textarea-vertical-align="middle" draw:auto-grow-height="false" fo:min-height="0.32cm" fo:min-width="0.87cm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666666" draw:marker-start-width="0.245cm" draw:marker-end-width="0.245cm" draw:fill-color="#698b69" draw:textarea-horizontal-align="left" draw:textarea-vertical-align="middle" draw:auto-grow-height="false" fo:min-height="0.32cm" fo:min-width="1.07cm" fo:padding-top="0.14cm" fo:padding-bottom="0.14cm" fo:padding-left="0.265cm" fo:padding-right="0.265cm"/>
    </style:style>
    <style:style style:name="gr7" style:family="graphic" style:parent-style-name="standard">
      <style:graphic-properties svg:stroke-width="0.03cm" svg:stroke-color="#666666" draw:marker-start-width="0.245cm" draw:marker-end-width="0.245cm" draw:fill-color="#8fbc8f" draw:textarea-horizontal-align="left" draw:textarea-vertical-align="middle" draw:auto-grow-height="false" fo:min-height="0.32cm" fo:min-width="1.87cm" fo:padding-top="0.14cm" fo:padding-bottom="0.14cm" fo:padding-left="0.265cm" fo:padding-right="0.265cm"/>
    </style:style>
    <style:style style:name="gr8" style:family="graphic" style:parent-style-name="standard">
      <style:graphic-properties svg:stroke-width="0.03cm" svg:stroke-color="#666666" draw:marker-start-width="0.245cm" draw:marker-end-width="0.245cm" draw:fill-color="#8fbc8f" draw:textarea-horizontal-align="left" draw:textarea-vertical-align="middle" draw:auto-grow-height="false" fo:min-height="0.32cm" fo:min-width="2.07cm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666666" draw:marker-start-width="0.245cm" draw:marker-end-width="0.245cm" draw:fill-color="#e0eee0" draw:textarea-horizontal-align="justify" draw:textarea-vertical-align="middle" draw:auto-grow-height="false" fo:min-height="3.32cm" fo:min-width="8.27cm" fo:padding-top="0.14cm" fo:padding-bottom="0.14cm" fo:padding-left="0.265cm" fo:padding-right="0.265cm"/>
    </style:style>
    <style:style style:name="gr10" style:family="graphic" style:parent-style-name="objectwithoutfill">
      <style:graphic-properties svg:stroke-width="0.03cm" svg:stroke-color="#666666" draw:marker-start-width="0.245cm" draw:marker-end-width="0.245cm" draw:fill="none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svg:stroke-width="0.03cm" svg:stroke-color="#666666" draw:marker-start-width="0.245cm" draw:marker-end-width="0.245cm" draw:fill-color="#c1cdc1" draw:textarea-horizontal-align="justify" draw:textarea-vertical-align="middle" draw:auto-grow-height="false" fo:min-height="3.32cm" fo:min-width="0.47cm" fo:padding-top="0.14cm" fo:padding-bottom="0.14cm" fo:padding-left="0.265cm" fo:padding-right="0.265cm"/>
    </style:style>
    <style:style style:name="gr12" style:family="graphic" style:parent-style-name="standard">
      <style:graphic-properties svg:stroke-width="0.03cm" svg:stroke-color="#666666" draw:marker-start-width="0.245cm" draw:marker-end-width="0.245cm" draw:fill-color="#698b69" draw:textarea-horizontal-align="justify" draw:textarea-vertical-align="middle" draw:auto-grow-height="false" fo:min-height="0.32cm" fo:min-width="5.27cm" fo:padding-top="0.14cm" fo:padding-bottom="0.14cm" fo:padding-left="0.265cm" fo:padding-right="0.265cm"/>
    </style:style>
    <style:style style:name="gr13" style:family="graphic" style:parent-style-name="standard">
      <style:graphic-properties svg:stroke-width="0.03cm" svg:stroke-color="#666666" draw:marker-start-width="0.245cm" draw:marker-end-width="0.245cm" draw:fill-color="#8fbc8f" draw:textarea-horizontal-align="left" draw:textarea-vertical-align="middle" draw:auto-grow-height="false" fo:min-height="0.32cm" fo:min-width="1.27cm" fo:padding-top="0.14cm" fo:padding-bottom="0.14cm" fo:padding-left="0.265cm" fo:padding-right="0.265cm"/>
    </style:style>
    <style:style style:name="gr14" style:family="graphic" style:parent-style-name="standard">
      <style:graphic-properties svg:stroke-width="0.03cm" svg:stroke-color="#666666" draw:marker-start-width="0.245cm" draw:marker-end-width="0.245cm" draw:fill-color="#698b69" draw:textarea-horizontal-align="left" draw:textarea-vertical-align="middle" draw:auto-grow-height="false" fo:min-height="0.32cm" fo:min-width="0.47cm" fo:padding-top="0.14cm" fo:padding-bottom="0.14cm" fo:padding-left="0.265cm" fo:padding-right="0.265cm"/>
    </style:style>
    <style:style style:name="gr15" style:family="graphic" style:parent-style-name="standard">
      <style:graphic-properties svg:stroke-width="0.03cm" svg:stroke-color="#666666" draw:marker-start-width="0.245cm" draw:marker-end-width="0.245cm" draw:fill-color="#8fbc8f" draw:textarea-horizontal-align="left" draw:textarea-vertical-align="middle" draw:auto-grow-height="false" fo:min-height="0.32cm" fo:min-width="2.47cm" fo:padding-top="0.14cm" fo:padding-bottom="0.14cm" fo:padding-left="0.265cm" fo:padding-right="0.265cm"/>
    </style:style>
    <style:style style:name="gr16" style:family="graphic" style:parent-style-name="standard">
      <style:graphic-properties svg:stroke-width="0.03cm" svg:stroke-color="#666666" draw:marker-start-width="0.245cm" draw:marker-end-width="0.245cm" draw:fill-color="#e0eee0" draw:textarea-horizontal-align="justify" draw:textarea-vertical-align="middle" draw:auto-grow-height="false" fo:min-height="3.32cm" fo:min-width="4.27cm" fo:padding-top="0.14cm" fo:padding-bottom="0.14cm" fo:padding-left="0.265cm" fo:padding-right="0.265cm"/>
    </style:style>
    <style:style style:name="gr17" style:family="graphic" style:parent-style-name="standard">
      <style:graphic-properties svg:stroke-width="0.03cm" svg:stroke-color="#666666" draw:marker-start-width="0.245cm" draw:marker-end-width="0.245cm" draw:fill-color="#698b69" draw:textarea-horizontal-align="justify" draw:textarea-vertical-align="middle" draw:auto-grow-height="false" fo:min-height="0.32cm" fo:min-width="7.47cm" fo:padding-top="0.14cm" fo:padding-bottom="0.14cm" fo:padding-left="0.265cm" fo:padding-right="0.265cm"/>
    </style:style>
    <style:style style:name="gr18" style:family="graphic" style:parent-style-name="standard">
      <style:graphic-properties svg:stroke-width="0.03cm" svg:stroke-color="#666666" draw:marker-start-width="0.245cm" draw:marker-end-width="0.245cm" draw:fill-color="#8fbc8f" draw:textarea-horizontal-align="left" draw:textarea-vertical-align="middle" draw:auto-grow-height="false" fo:min-height="0.32cm" fo:min-width="2.27cm" fo:padding-top="0.14cm" fo:padding-bottom="0.14cm" fo:padding-left="0.265cm" fo:padding-right="0.265cm"/>
    </style:style>
    <style:style style:name="gr19" style:family="graphic" style:parent-style-name="standard">
      <style:graphic-properties svg:stroke-width="0.03cm" svg:stroke-color="#666666" draw:marker-start-width="0.245cm" draw:marker-end-width="0.245cm" draw:fill-color="#8fbc8f" draw:textarea-horizontal-align="left" draw:textarea-vertical-align="middle" draw:auto-grow-height="false" fo:min-height="0.32cm" fo:min-width="1.07cm" fo:padding-top="0.14cm" fo:padding-bottom="0.14cm" fo:padding-left="0.265cm" fo:padding-right="0.265cm"/>
    </style:style>
    <style:style style:name="gr20" style:family="graphic" style:parent-style-name="standard">
      <style:graphic-properties svg:stroke-width="0.03cm" svg:stroke-color="#666666" draw:marker-start-width="0.245cm" draw:marker-end-width="0.245cm" draw:fill-color="#e0eee0" draw:textarea-horizontal-align="justify" draw:textarea-vertical-align="middle" draw:auto-grow-height="false" fo:min-height="3.32cm" fo:min-width="6.47cm" fo:padding-top="0.14cm" fo:padding-bottom="0.14cm" fo:padding-left="0.265cm" fo:padding-right="0.265cm"/>
    </style:style>
    <style:style style:name="gr21" style:family="graphic" style:parent-style-name="standard">
      <style:graphic-properties svg:stroke-width="0.03cm" svg:stroke-color="#000000" draw:marker-start-width="0.245cm" draw:marker-end-width="0.245cm" draw:fill-color="#f5ddd9" draw:textarea-horizontal-align="left" draw:textarea-vertical-align="top" draw:auto-grow-height="false" fo:min-height="2.92cm" fo:min-width="4.27cm" fo:padding-top="0.14cm" fo:padding-bottom="0.14cm" fo:padding-left="0.265cm" fo:padding-right="0.265cm"/>
    </style:style>
    <style:style style:name="gr22" style:family="graphic" style:parent-style-name="standard">
      <style:graphic-properties svg:stroke-width="0.03cm" svg:stroke-color="#000000" draw:marker-start-width="0.245cm" draw:marker-end-width="0.245cm" draw:fill-color="#c5000b" draw:textarea-horizontal-align="justify" draw:textarea-vertical-align="middle" draw:auto-grow-height="false" fo:min-height="0.32cm" fo:min-width="4.27cm" fo:padding-top="0.14cm" fo:padding-bottom="0.14cm" fo:padding-left="0.265cm" fo:padding-right="0.265cm"/>
    </style:style>
    <style:style style:name="gr23" style:family="graphic" style:parent-style-name="standard">
      <style:graphic-properties svg:stroke-width="0.03cm" svg:stroke-color="#000000" draw:marker-start-width="0.245cm" draw:marker-end-width="0.245cm" draw:fill-color="#f5ddd9" draw:textarea-horizontal-align="left" draw:textarea-vertical-align="top" draw:auto-grow-height="false" fo:min-height="2.92cm" fo:min-width="4.67cm" fo:padding-top="0.14cm" fo:padding-bottom="0.14cm" fo:padding-left="0.265cm" fo:padding-right="0.265cm"/>
    </style:style>
    <style:style style:name="gr24" style:family="graphic" style:parent-style-name="standard">
      <style:graphic-properties svg:stroke-width="0.03cm" svg:stroke-color="#000000" draw:marker-start-width="0.245cm" draw:marker-end-width="0.245cm" draw:fill-color="#c5000b" draw:textarea-horizontal-align="justify" draw:textarea-vertical-align="middle" draw:auto-grow-height="false" fo:min-height="0.32cm" fo:min-width="4.67cm" fo:padding-top="0.14cm" fo:padding-bottom="0.14cm" fo:padding-left="0.265cm" fo:padding-right="0.265cm"/>
    </style:style>
    <style:style style:name="gr25" style:family="graphic" style:parent-style-name="Object_20_with_20_no_20_fill_20_and_20_no_20_line">
      <style:graphic-properties draw:stroke="none" svg:stroke-width="0.03cm" svg:stroke-color="#4c4c4c" draw:marker-start-width="0.245cm" draw:marker-end-width="0.2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withoutfill">
      <style:graphic-properties svg:stroke-width="0.06cm" svg:stroke-color="#004586" draw:marker-start="Arrow" draw:marker-start-width="0.39cm" draw:marker-end="Arrow" draw:marker-end-width="0.39cm" draw:fill="none" draw:textarea-vertical-align="middle" fo:padding-top="0.155cm" fo:padding-bottom="0.155cm" fo:padding-left="0.28cm" fo:padding-right="0.28cm"/>
    </style:style>
    <style:style style:name="gr28" style:family="graphic" style:parent-style-name="standard">
      <style:graphic-properties svg:stroke-width="0.03cm" svg:stroke-color="#666666" draw:marker-start-width="0.245cm" draw:marker-end-width="0.245cm" draw:fill-color="#93b0cf" draw:textarea-horizontal-align="justify" draw:textarea-vertical-align="middle" draw:auto-grow-height="false" fo:min-height="0.92cm" fo:min-width="31.47cm" fo:padding-top="0.14cm" fo:padding-bottom="0.14cm" fo:padding-left="0.265cm" fo:padding-right="0.265cm"/>
    </style:style>
    <style:style style:name="gr2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ebf7f7"/>
      <style:paragraph-properties fo:text-align="center"/>
    </style:style>
    <style:style style:name="P2" style:family="paragraph">
      <loext:graphic-properties draw:fill-color="#c1cdc1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698b69"/>
      <style:paragraph-properties fo:text-align="center"/>
      <style:text-properties fo:color="#ffffff" fo:font-size="14pt" style:font-size-asian="14pt" style:font-size-complex="14pt"/>
    </style:style>
    <style:style style:name="P5" style:family="paragraph">
      <loext:graphic-properties draw:fill-color="#8fbc8f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>
      <loext:graphic-properties draw:fill-color="#698b69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-color="#e0eee0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-color="#f5ddd9"/>
      <style:paragraph-properties fo:text-align="start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weight="normal" style:font-weight-asian="normal" style:font-weight-complex="normal"/>
    </style:style>
    <style:style style:name="P12" style:family="paragraph">
      <loext:graphic-properties draw:fill-color="#c5000b"/>
      <style:paragraph-properties fo:text-align="center"/>
      <style:text-properties fo:color="#ffffff" fo:font-size="14pt" fo:font-weight="normal" style:font-size-asian="14pt" style:font-weight-asian="normal" style:font-size-complex="14pt" style:font-weight-complex="normal"/>
    </style:style>
    <style:style style:name="P13" style:family="paragraph">
      <loext:graphic-properties draw:fill-color="#93b0cf"/>
      <style:paragraph-properties fo:text-align="center"/>
    </style:style>
    <style:style style:name="P14" style:family="paragraph">
      <loext:graphic-properties draw:fill-color="#ffffff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ffffff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4.2cm" svg:height="6.6cm" svg:x="2.4cm" svg:y="1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4.2cm" svg:height="8.8cm" svg:x="2.4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2" draw:layer="layout" svg:width="1.6cm" svg:height="3.6cm" svg:x="4cm" svg:y="16.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0.4cm" svg:height="0.6cm" svg:x="4cm" svg:y="15.6cm">
            <text:p text:style-name="P3"><text:span text:style-name="T1">Buch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4cm" svg:height="0.6cm" svg:x="5.6cm" svg:y="16.2cm">
            <text:p text:style-name="P3"><text:span text:style-name="T2">Titel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6cm" svg:height="0.6cm" svg:x="4cm" svg:y="16.2cm">
            <text:p text:style-name="P3"><text:span text:style-name="T3">ISB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2.4cm" svg:height="0.6cm" svg:x="7cm" svg:y="16.2cm">
            <text:p text:style-name="P3"><text:span text:style-name="T2">Untertit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2.6cm" svg:height="0.6cm" svg:x="9.4cm" svg:y="16.2cm">
            <text:p text:style-name="P3"><text:span text:style-name="T2">Verlag_I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2.4cm" svg:height="0.6cm" svg:x="12cm" svg:y="16.2cm">
            <text:p text:style-name="P3"><text:span text:style-name="T2">Autor_I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8.8cm" svg:height="3.6cm" svg:x="5.6cm" svg:y="16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8" draw:layer="layout" svg:x1="7cm" svg:y1="16.8cm" svg:x2="7cm" svg:y2="20.4cm">
            <text:p/>
          </draw:line>
          <draw:line draw:style-name="gr10" draw:text-style-name="P8" draw:layer="layout" svg:x1="9.4cm" svg:y1="16.8cm" svg:x2="9.4cm" svg:y2="20.4cm">
            <text:p/>
          </draw:line>
          <draw:line draw:style-name="gr10" draw:text-style-name="P8" draw:layer="layout" svg:x1="12cm" svg:y1="16.8cm" svg:x2="12cm" svg:y2="20.4cm">
            <text:p/>
          </draw:line>
          <draw:line draw:style-name="gr10" draw:text-style-name="P8" draw:layer="layout" svg:x1="4cm" svg:y1="17.4cm" svg:x2="14.4cm" svg:y2="17.4cm">
            <text:p/>
          </draw:line>
          <draw:line draw:style-name="gr10" draw:text-style-name="P8" draw:layer="layout" svg:x1="4cm" svg:y1="18cm" svg:x2="14.4cm" svg:y2="18cm">
            <text:p/>
          </draw:line>
          <draw:line draw:style-name="gr10" draw:text-style-name="P8" draw:layer="layout" svg:x1="4cm" svg:y1="18.6cm" svg:x2="14.4cm" svg:y2="18.6cm">
            <text:p/>
          </draw:line>
          <draw:line draw:style-name="gr10" draw:text-style-name="P8" draw:layer="layout" svg:x1="4cm" svg:y1="19.2cm" svg:x2="14.4cm" svg:y2="19.2cm">
            <text:p/>
          </draw:line>
          <draw:line draw:style-name="gr10" draw:text-style-name="P8" draw:layer="layout" svg:x1="4cm" svg:y1="19.8cm" svg:x2="14.4cm" svg:y2="19.8cm">
            <text:p/>
          </draw:line>
        </draw:g>
        <draw:g>
          <draw:custom-shape draw:style-name="gr11" draw:text-style-name="P2" draw:layer="layout" svg:width="1cm" svg:height="3.6cm" svg:x="18.316cm" svg:y="16.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5.8cm" svg:height="0.6cm" svg:x="18.316cm" svg:y="15.6cm">
            <text:p text:style-name="P3"><text:span text:style-name="T1">Verlag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8cm" svg:height="0.6cm" svg:x="19.316cm" svg:y="16.2cm">
            <text:p text:style-name="P3"><text:span text:style-name="T2">Nam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6" draw:layer="layout" svg:width="1cm" svg:height="0.6cm" svg:x="18.316cm" svg:y="16.2cm">
            <text:p text:style-name="P3"><text:span text:style-name="T3">I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3cm" svg:height="0.6cm" svg:x="21.116cm" svg:y="16.2cm">
            <text:p text:style-name="P3"><text:span text:style-name="T2">Rechtsfo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7" draw:layer="layout" svg:width="4.8cm" svg:height="3.6cm" svg:x="19.316cm" svg:y="16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8" draw:layer="layout" svg:x1="21.116cm" svg:y1="16.8cm" svg:x2="21.116cm" svg:y2="20.4cm">
            <text:p/>
          </draw:line>
          <draw:line draw:style-name="gr10" draw:text-style-name="P8" draw:layer="layout" svg:x1="18.316cm" svg:y1="17.4cm" svg:x2="24.116cm" svg:y2="17.4cm">
            <text:p/>
          </draw:line>
          <draw:line draw:style-name="gr10" draw:text-style-name="P8" draw:layer="layout" svg:x1="18.316cm" svg:y1="18cm" svg:x2="24.116cm" svg:y2="18cm">
            <text:p/>
          </draw:line>
          <draw:line draw:style-name="gr10" draw:text-style-name="P8" draw:layer="layout" svg:x1="18.316cm" svg:y1="18.6cm" svg:x2="24.116cm" svg:y2="18.6cm">
            <text:p/>
          </draw:line>
          <draw:line draw:style-name="gr10" draw:text-style-name="P8" draw:layer="layout" svg:x1="18.316cm" svg:y1="19.2cm" svg:x2="24.116cm" svg:y2="19.2cm">
            <text:p/>
          </draw:line>
          <draw:line draw:style-name="gr10" draw:text-style-name="P8" draw:layer="layout" svg:x1="18.316cm" svg:y1="19.8cm" svg:x2="24.116cm" svg:y2="19.8cm">
            <text:p/>
          </draw:line>
        </draw:g>
        <draw:g>
          <draw:custom-shape draw:style-name="gr11" draw:text-style-name="P2" draw:layer="layout" svg:width="1cm" svg:height="3.6cm" svg:x="28cm" svg:y="16.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4" draw:layer="layout" svg:width="8cm" svg:height="0.6cm" svg:x="28cm" svg:y="15.6cm">
            <text:p text:style-name="P3"><text:span text:style-name="T1">Autor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2.6cm" svg:height="0.6cm" svg:x="29cm" svg:y="16.2cm">
            <text:p text:style-name="P3"><text:span text:style-name="T2">Vornam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6" draw:layer="layout" svg:width="1cm" svg:height="0.6cm" svg:x="28cm" svg:y="16.2cm">
            <text:p text:style-name="P3"><text:span text:style-name="T3">ID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5" draw:layer="layout" svg:width="2.8cm" svg:height="0.6cm" svg:x="31.6cm" svg:y="16.2cm">
            <text:p text:style-name="P3"><text:span text:style-name="T2">Nachnam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5" draw:layer="layout" svg:width="1.6cm" svg:height="0.6cm" svg:x="34.4cm" svg:y="16.2cm">
            <text:p text:style-name="P3"><text:span text:style-name="T2">Tit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7" draw:layer="layout" svg:width="7cm" svg:height="3.6cm" svg:x="29cm" svg:y="16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8" draw:layer="layout" svg:x1="31.6cm" svg:y1="16.8cm" svg:x2="31.6cm" svg:y2="20.4cm">
            <text:p/>
          </draw:line>
          <draw:line draw:style-name="gr10" draw:text-style-name="P8" draw:layer="layout" svg:x1="34.4cm" svg:y1="16.8cm" svg:x2="34.4cm" svg:y2="20.4cm">
            <text:p/>
          </draw:line>
          <draw:line draw:style-name="gr10" draw:text-style-name="P8" draw:layer="layout" svg:x1="28cm" svg:y1="17.4cm" svg:x2="36cm" svg:y2="17.4cm">
            <text:p/>
          </draw:line>
          <draw:line draw:style-name="gr10" draw:text-style-name="P8" draw:layer="layout" svg:x1="28cm" svg:y1="18cm" svg:x2="36cm" svg:y2="18cm">
            <text:p/>
          </draw:line>
          <draw:line draw:style-name="gr10" draw:text-style-name="P8" draw:layer="layout" svg:x1="28cm" svg:y1="18.6cm" svg:x2="36cm" svg:y2="18.6cm">
            <text:p/>
          </draw:line>
          <draw:line draw:style-name="gr10" draw:text-style-name="P8" draw:layer="layout" svg:x1="28cm" svg:y1="19.2cm" svg:x2="36cm" svg:y2="19.2cm">
            <text:p/>
          </draw:line>
          <draw:line draw:style-name="gr10" draw:text-style-name="P8" draw:layer="layout" svg:x1="28cm" svg:y1="19.8cm" svg:x2="36cm" svg:y2="19.8cm">
            <text:p/>
          </draw:line>
        </draw:g>
        <draw:g>
          <draw:custom-shape draw:style-name="gr21" draw:text-style-name="P10" draw:layer="layout" svg:width="4.8cm" svg:height="3.2cm" svg:x="6.8cm" svg:y="6.4cm">
            <text:p text:style-name="P9"><text:span text:style-name="T4">+ ISBN : String</text:span></text:p>
            <text:p text:style-name="P9"><text:span text:style-name="T4">+ Titel : String</text:span></text:p>
            <text:p text:style-name="P9"><text:span text:style-name="T4">+ Untertitel : String</text:span></text:p>
            <text:p text:style-name="P9"><text:span text:style-name="T4">+ Verlag : Verlag</text:span></text:p>
            <text:p text:style-name="P9"><text:span text:style-name="T4">+ Autor : Au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2" draw:layer="layout" svg:width="4.8cm" svg:height="0.6cm" svg:x="6.8cm" svg:y="5.8cm">
            <text:p text:style-name="P11"><text:span text:style-name="T5">Buch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10" draw:layer="layout" svg:width="5.2cm" svg:height="3.2cm" svg:x="18.616cm" svg:y="6.4cm">
            <text:p text:style-name="P9"><text:span text:style-name="T4">+ ID : long</text:span></text:p>
            <text:p text:style-name="P9"><text:span text:style-name="T4">+ Name : String</text:span></text:p>
            <text:p text:style-name="P9"><text:span text:style-name="T4">+ Rechtsform 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2" draw:layer="layout" svg:width="5.2cm" svg:height="0.6cm" svg:x="18.616cm" svg:y="5.8cm">
            <text:p text:style-name="P11"><text:span text:style-name="T5">Verla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10" draw:layer="layout" svg:width="5.2cm" svg:height="3.2cm" svg:x="29.4cm" svg:y="6.4cm">
            <text:p text:style-name="P9"><text:span text:style-name="T4">+ ID : long</text:span></text:p>
            <text:p text:style-name="P9"><text:span text:style-name="T4">+ Vorname : String</text:span></text:p>
            <text:p text:style-name="P9"><text:span text:style-name="T4">+ Nachname : String</text:span></text:p>
            <text:p text:style-name="P9"><text:span text:style-name="T4">+ Titel 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2" draw:layer="layout" svg:width="5.2cm" svg:height="0.6cm" svg:x="29.4cm" svg:y="5.8cm">
            <text:p text:style-name="P11"><text:span text:style-name="T5">Auto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5" draw:text-style-name="P8" draw:layer="layout" svg:width="1.742cm" svg:height="3.721cm" svg:x="1.489cm" svg:y="10.327cm">
          <draw:image xlink:href="Pictures/10000201000000A3000001651B4B7B6DDABDE9AC.png" xlink:type="simple" xlink:show="embed" xlink:actuate="onLoad">
            <text:p/>
          </draw:image>
        </draw:frame>
        <draw:frame draw:style-name="gr26" draw:text-style-name="P8" draw:layer="layout" svg:width="2.025cm" svg:height="2.051cm" svg:x="1.348cm" svg:y="19cm">
          <draw:image xlink:href="Pictures/10000201000000EF000000F2AB56C085AF04CE4B.png" xlink:type="simple" xlink:show="embed" xlink:actuate="onLoad">
            <text:p/>
          </draw:image>
        </draw:frame>
        <draw:line draw:style-name="gr27" draw:text-style-name="P8" draw:layer="layout" svg:x1="9.2cm" svg:y1="9.8cm" svg:x2="9.2cm" svg:y2="15.4cm">
          <text:p/>
        </draw:line>
        <draw:line draw:style-name="gr27" draw:text-style-name="P8" draw:layer="layout" svg:x1="21.216cm" svg:y1="9.8cm" svg:x2="21.216cm" svg:y2="15.4cm">
          <text:p/>
        </draw:line>
        <draw:line draw:style-name="gr27" draw:text-style-name="P8" draw:layer="layout" svg:x1="32cm" svg:y1="9.8cm" svg:x2="32cm" svg:y2="15.4cm">
          <text:p/>
        </draw:line>
        <draw:custom-shape draw:style-name="gr28" draw:text-style-name="P13" draw:layer="layout" svg:width="32cm" svg:height="1.2cm" svg:x="4cm" svg:y="12.2cm">
          <text:p text:style-name="P3">Java Database Connection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32cm" svg:height="1.2cm" svg:x="4cm" svg:y="10.8cm">
          <text:p text:style-name="P3">Java Persistence API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9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099998474121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76cm" fo:margin-bottom="0cm" fo:text-indent="0cm"/>
      <style:text-properties fo:font-size="3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57cm" fo:margin-bottom="0cm" fo:text-indent="0cm"/>
      <style:text-properties fo:font-size="28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38cm" fo:margin-bottom="0cm" fo:text-indent="0cm"/>
      <style:text-properties fo:font-size="23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2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35.999cm" svg:height="4.174cm" svg:x="2cm" svg:y="0.996cm" presentation:class="title" presentation:placeholder="true">
        <draw:text-box/>
      </draw:frame>
      <draw:frame presentation:style-name="Default-outline1" draw:layer="backgroundobjects" svg:width="35.999cm" svg:height="14.499cm" svg:x="2cm" svg:y="5.85cm" presentation:class="outline" presentation:placeholder="true">
        <draw:text-box/>
      </draw:frame>
      <draw:frame presentation:style-name="Mpr1" draw:text-style-name="MP2" draw:layer="backgroundobjects" svg:width="9.319cm" svg:height="1.724cm" svg:x="2cm" svg:y="22.77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79cm" svg:height="1.724cm" svg:x="13.68cm" svg:y="22.77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19cm" svg:height="1.724cm" svg:x="28.68cm" svg:y="22.77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2-17T23:45:44.296069057</meta:creation-date>
    <dc:date>2018-02-18T00:20:00.846906679</dc:date>
    <dc:creator>Dennis Schulmeister-Zimolong</dc:creator>
    <meta:editing-duration>PT30M36S</meta:editing-duration>
    <meta:editing-cycles>10</meta:editing-cycles>
    <meta:generator>LibreOffice/5.4.4.2$Linux_X86_64 LibreOffice_project/40m0$Build-2</meta:generator>
    <meta:document-statistic meta:object-count="86"/>
  </office:meta>
</office:document-meta>
</file>